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Helvetica1" svg:font-family="Helvetica" style:font-family-generic="swiss"/>
    <style:font-face style:name="Arial2" svg:font-family="Arial" style:font-pitch="variable"/>
    <style:font-face style:name="Arial Unicode MS2" svg:font-family="'Arial Unicode MS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6" style:family="graphic" style:parent-style-name="standard">
      <style:graphic-properties draw:stroke="none" draw:fill="none" fo:min-height="3.406cm"/>
    </style:style>
    <style:style style:name="gr7" style:family="graphic" style:parent-style-name="standard">
      <style:graphic-properties draw:stroke="none" draw:fill="none" fo:min-height="0.853cm"/>
    </style:style>
    <style:style style:name="gr8" style:family="graphic" style:parent-style-name="standard">
      <style:graphic-properties draw:stroke="none" draw:fill="none" fo:min-height="1.971cm"/>
    </style:style>
    <style:style style:name="gr9" style:family="graphic" style:parent-style-name="standard">
      <style:graphic-properties draw:stroke="none" draw:fill="none" fo:min-height="7.661cm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standard">
      <style:graphic-properties draw:stroke="none" draw:fill="none" fo:min-height="12.763cm"/>
    </style:style>
    <style:style style:name="gr12" style:family="graphic" style:parent-style-name="standard">
      <style:graphic-properties draw:stroke="none" draw:fill="none" fo:min-height="3.557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draw:fill="none" fo:min-height="22.979cm"/>
    </style:style>
    <style:style style:name="gr15" style:family="graphic" style:parent-style-name="standard">
      <style:graphic-properties svg:stroke-color="#000000" draw:fill="solid" draw:fill-color="#94476b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>
      <style:graphic-properties svg:stroke-color="#000000" draw:fill="solid" draw:fill-color="#94476b" draw:textarea-horizontal-align="justify" draw:textarea-vertical-align="middle" draw:auto-grow-height="false"/>
    </style:style>
    <style:style style:name="gr18" style:family="graphic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1cm" fo:padding-bottom="0.1cm" fo:padding-left="0.1cm" fo:padding-right="0.1cm"/>
    </style:style>
    <style:style style:name="gr20" style:family="graphic" style:parent-style-name="objectwithoutfill">
      <style:graphic-properties svg:stroke-color="#ff3366" draw:fill="none" draw:textarea-vertical-align="middle"/>
    </style:style>
    <style:style style:name="gr21" style:family="graphic" style:parent-style-name="standard">
      <style:graphic-properties draw:stroke="none" draw:fill="none" fo:min-height="1.581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3.702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ffffff" fo:font-size="50pt" style:font-size-asian="50pt" style:font-size-complex="50pt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text-properties fo:color="#ff0000" fo:font-size="70pt" style:font-size-asian="70pt" style:font-size-complex="70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style:text-autospace="none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color="#ffffff"/>
    </style:style>
    <style:style style:name="P10" style:family="paragraph">
      <style:text-properties fo:color="#ff0000" fo:font-size="50pt" style:font-size-asian="50pt" style:font-size-complex="50pt"/>
    </style:style>
    <style:style style:name="P11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text-align="center" style:text-autospace="none"/>
      <style:text-properties style:font-name="Helvetica1" fo:font-size="60pt" style:font-name-asian="Helvetica1" style:font-size-asian="60pt" style:font-name-complex="Helvetica1" style:font-size-complex="60pt"/>
    </style:style>
    <style:style style:name="P16" style:family="paragraph">
      <style:paragraph-properties style:text-autospace="none">
        <style:tab-stops>
          <style:tab-stop style:position="1.147cm"/>
        </style:tab-stops>
      </style:paragraph-properties>
      <style:text-properties fo:font-size="40pt" style:font-size-asian="40pt" style:font-size-complex="40pt"/>
    </style:style>
    <style:style style:name="P17" style:family="paragraph">
      <style:text-properties fo:font-size="20pt"/>
    </style:style>
    <style:style style:name="P18" style:family="paragraph">
      <style:text-properties fo:color="#ff0000" fo:font-size="40pt" style:font-size-asian="40pt" style:font-size-complex="40pt"/>
    </style:style>
    <style:style style:name="P19" style:family="paragraph">
      <style:paragraph-properties fo:text-align="center" style:text-autospace="none"/>
      <style:text-properties style:font-name="Helvetica1" fo:font-size="70pt" style:font-name-asian="Helvetica1" style:font-size-asian="70pt" style:font-name-complex="Helvetica1" style:font-size-complex="70p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22" style:family="paragraph">
      <style:text-properties fo:font-size="50pt" style:font-size-asian="50pt" style:font-size-complex="50pt"/>
    </style:style>
    <style:style style:name="P23" style:family="paragraph">
      <style:paragraph-properties style:text-autospace="none">
        <style:tab-stops>
          <style:tab-stop style:position="1.147cm"/>
        </style:tab-stops>
      </style:paragraph-properties>
      <style:text-properties fo:color="#ffffff" style:font-name="Menlo-Regular1" fo:font-size="18pt" style:font-name-asian="Menlo-Regular1" style:font-size-asian="18pt" style:font-name-complex="Menlo-Regular1" style:font-size-complex="18pt"/>
    </style:style>
    <style:style style:name="P24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25" style:family="paragraph"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26" style:family="paragraph">
      <style:paragraph-properties fo:text-align="center"/>
      <style:text-properties fo:font-size="50pt"/>
    </style:style>
    <style:style style:name="P27" style:family="paragraph">
      <style:paragraph-properties fo:text-align="center"/>
      <style:text-properties fo:font-size="50pt" style:font-size-asian="50pt" style:font-size-complex="50pt"/>
    </style:style>
    <style:style style:name="P28" style:family="paragraph">
      <style:text-properties fo:font-size="40pt"/>
    </style:style>
    <style:style style:name="P29" style:family="paragraph">
      <style:paragraph-properties fo:text-align="start"/>
      <style:text-properties fo:font-size="60pt" style:font-size-asian="60pt" style:font-size-complex="60pt"/>
    </style:style>
    <style:style style:name="P30" style:family="paragraph">
      <style:text-properties fo:font-size="35pt" style:font-size-asian="35pt" style:font-size-complex="35pt"/>
    </style:style>
    <style:style style:name="P31" style:family="paragraph">
      <style:paragraph-properties fo:text-align="start"/>
      <style:text-properties fo:font-size="35pt" fo:font-weight="normal" style:font-size-asian="35pt" style:font-weight-asian="normal" style:font-size-complex="35pt" style:font-weight-complex="normal"/>
    </style:style>
    <style:style style:name="P32" style:family="paragraph">
      <style:paragraph-properties fo:text-align="center"/>
      <style:text-properties fo:font-size="70pt" style:font-size-asian="70pt" style:font-size-complex="70pt"/>
    </style:style>
    <style:style style:name="P33" style:family="paragraph">
      <style:paragraph-properties fo:text-align="start"/>
      <style:text-properties fo:font-size="40pt" style:font-size-asian="40pt" style:font-size-complex="40pt"/>
    </style:style>
    <style:style style:name="P34" style:family="paragraph">
      <style:paragraph-properties fo:text-align="start"/>
      <style:text-properties fo:font-size="18pt"/>
    </style:style>
    <style:style style:name="P35" style:family="paragraph">
      <style:text-properties fo:font-size="18pt"/>
    </style:style>
    <style:style style:name="T1" style:family="text">
      <style:text-properties fo:color="#ffffff" fo:font-size="50pt" style:font-size-asian="50pt" style:font-size-complex="5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0000" fo:font-size="70pt" style:font-size-asian="70pt" style:font-size-complex="70pt"/>
    </style:style>
    <style:style style:name="T4" style:family="text">
      <style:text-properties style:use-window-font-color="true" style:text-outline="false" style:text-line-through-style="none" style:font-name="Helvetica1" fo:font-size="70pt" fo:font-style="normal" fo:text-shadow="none" style:text-underline-style="none" fo:font-weight="normal" style:letter-kerning="true" style:font-name-asian="Helvetica1" style:font-size-asian="70pt" style:font-style-asian="normal" style:font-weight-asian="normal" style:font-name-complex="Helvetica1" style:font-size-complex="7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Helvetica1" fo:font-size="30pt" fo:font-style="normal" fo:text-shadow="none" style:text-underline-style="none" fo:font-weight="normal" style:letter-kerning="true" style:font-name-asian="Helvetica1" style:font-size-asian="30pt" style:font-style-asian="normal" style:font-weight-asian="normal" style:font-name-complex="Helvetica1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font-name="Helvetica1" fo:font-size="30pt" fo:font-style="normal" fo:text-shadow="none" style:text-underline-style="none" fo:font-weight="normal" style:letter-kerning="true" style:font-name-asian="Helvetica1" style:font-size-asian="30pt" style:font-style-asian="normal" style:font-weight-asian="normal" style:font-name-complex="Helvetica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fo:font-size="50pt" style:font-size-asian="50pt" style:font-size-complex="50pt"/>
    </style:style>
    <style:style style:name="T8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9" style:family="text">
      <style:text-properties fo:color="#00a0ff" style:font-name="Menlo-Regular1" fo:font-size="26pt" style:font-name-asian="Menlo-Regular1" style:font-size-asian="26pt" style:font-name-complex="Menlo-Regular1" style:font-size-complex="26pt"/>
    </style:style>
    <style:style style:name="T10" style:family="text">
      <style:text-properties fo:color="#d31895" style:font-name="Menlo-Regular1" fo:font-size="26pt" style:font-name-asian="Menlo-Regular1" style:font-size-asian="26pt" style:font-name-complex="Menlo-Regular1" style:font-size-complex="26pt"/>
    </style:style>
    <style:style style:name="T11" style:family="text">
      <style:text-properties style:use-window-font-color="true" style:text-outline="false" style:text-line-through-style="none" style:font-name="Helvetica1" fo:font-size="60pt" fo:font-style="normal" fo:text-shadow="none" style:text-underline-style="none" fo:font-weight="normal" style:letter-kerning="true" style:font-name-asian="Helvetica1" style:font-size-asian="60pt" style:font-style-asian="normal" style:font-weight-asian="normal" style:font-name-complex="Helvetica1" style:font-size-complex="6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13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14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15" style:family="text">
      <style:text-properties style:font-name="Menlo-Regular1" fo:font-size="30pt" style:font-name-asian="Menlo-Regular1" style:font-size-asian="30pt" style:font-name-complex="Menlo-Regular1" style:font-size-complex="30pt"/>
    </style:style>
    <style:style style:name="T16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d31895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style:text-outline="false" style:text-line-through-style="none" style:font-name="Helvetica1" fo:font-size="60pt" fo:font-style="normal" fo:text-shadow="none" style:text-underline-style="none" fo:font-weight="normal" style:letter-kerning="true" style:font-name-asian="Helvetica1" style:font-size-asian="60pt" style:font-style-asian="normal" style:font-weight-asian="normal" style:font-name-complex="Helvetica1" style:font-size-complex="6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20" style:family="text">
      <style:text-properties fo:color="#ffffff" style:font-name="Menlo-Regular1" fo:font-size="40pt" style:font-name-asian="Menlo-Regular1" style:font-size-asian="40pt" style:font-name-complex="Menlo-Regular1" style:font-size-complex="40pt"/>
    </style:style>
    <style:style style:name="T21" style:family="text">
      <style:text-properties fo:color="#786dff" style:font-name="Menlo-Regular1" fo:font-size="40pt" style:font-name-asian="Menlo-Regular1" style:font-size-asian="40pt" style:font-name-complex="Menlo-Regular1" style:font-size-complex="40pt"/>
    </style:style>
    <style:style style:name="T22" style:family="text">
      <style:text-properties fo:color="#d31895" style:font-name="Menlo-Regular1" fo:font-size="40pt" style:font-name-asian="Menlo-Regular1" style:font-size-asian="40pt" style:font-name-complex="Menlo-Regular1" style:font-size-complex="40pt"/>
    </style:style>
    <style:style style:name="T23" style:family="text">
      <style:text-properties style:font-name="Menlo-Regular1" fo:font-size="40pt" style:font-name-asian="Menlo-Regular1" style:font-size-asian="40pt" style:font-name-complex="Menlo-Regular1" style:font-size-complex="40pt"/>
    </style:style>
    <style:style style:name="T24" style:family="text">
      <style:text-properties fo:color="#00a0ff" style:font-name="Menlo-Regular1" fo:font-size="40pt" style:font-name-asian="Menlo-Regular1" style:font-size-asian="40pt" style:font-name-complex="Menlo-Regular1" style:font-size-complex="40pt"/>
    </style:style>
    <style:style style:name="T25" style:family="text">
      <style:text-properties fo:color="#ff0000" fo:font-size="40pt" style:font-size-asian="40pt" style:font-size-complex="40pt"/>
    </style:style>
    <style:style style:name="T26" style:family="text">
      <style:text-properties fo:color="#00a0ff" style:font-name="Menlo-Regular1" fo:font-size="18pt" style:font-name-asian="Menlo-Regular1" style:font-size-asian="18pt" style:font-name-complex="Menlo-Regular1" style:font-size-complex="18pt"/>
    </style:style>
    <style:style style:name="T27" style:family="text">
      <style:text-properties fo:color="#ffffff" style:font-name="Menlo-Regular1" fo:font-size="18pt" style:font-name-asian="Menlo-Regular1" style:font-size-asian="18pt" style:font-name-complex="Menlo-Regular1" style:font-size-complex="18pt"/>
    </style:style>
    <style:style style:name="T28" style:family="text">
      <style:text-properties fo:color="#ff2c38" style:font-name="Menlo-Regular1" fo:font-size="18pt" style:font-name-asian="Menlo-Regular1" style:font-size-asian="18pt" style:font-name-complex="Menlo-Regular1" style:font-size-complex="18pt"/>
    </style:style>
    <style:style style:name="T29" style:family="text">
      <style:text-properties fo:color="#d31895" style:font-name="Menlo-Regular1" fo:font-size="18pt" style:font-name-asian="Menlo-Regular1" style:font-size-asian="18pt" style:font-name-complex="Menlo-Regular1" style:font-size-complex="18pt"/>
    </style:style>
    <style:style style:name="T30" style:family="text">
      <style:text-properties fo:color="#00a0ff" style:font-name="Menlo-Regular1" style:font-name-asian="Menlo-Regular1" style:font-name-complex="Menlo-Regular1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color="#ff0000" style:font-name="Menlo-Regular1" fo:font-size="30pt" style:font-name-asian="Menlo-Regular1" style:font-size-asian="30pt" style:font-name-complex="Menlo-Regular1" style:font-size-complex="30pt"/>
    </style:style>
    <style:style style:name="T33" style:family="text">
      <style:text-properties fo:font-size="50pt" style:font-size-asian="50pt" style:font-size-complex="50pt"/>
    </style:style>
    <style:style style:name="T34" style:family="text">
      <style:text-properties fo:color="#7da647" fo:font-size="40pt" fo:font-weight="normal" style:font-size-asian="40pt" style:font-weight-asian="normal" style:font-size-complex="40pt" style:font-weight-complex="normal"/>
    </style:style>
    <style:style style:name="T35" style:family="text">
      <style:text-properties fo:font-size="40pt" fo:font-weight="normal" style:font-size-asian="40pt" style:font-weight-asian="normal" style:font-size-complex="40pt" style:font-weight-complex="normal"/>
    </style:style>
    <style:style style:name="T36" style:family="text">
      <style:text-properties fo:color="#7da647" fo:font-size="40pt" style:font-size-asian="40pt" style:font-size-complex="40pt"/>
    </style:style>
    <style:style style:name="T37" style:family="text">
      <style:text-properties fo:color="#008080" fo:font-size="40pt" style:font-size-asian="40pt" style:font-size-complex="40pt"/>
    </style:style>
    <style:style style:name="T38" style:family="text">
      <style:text-properties fo:color="#94bd5e" fo:font-size="40pt" fo:font-weight="normal" style:font-size-asian="40pt" style:font-weight-asian="normal" style:font-size-complex="40pt" style:font-weight-complex="normal"/>
    </style:style>
    <style:style style:name="T39" style:family="text">
      <style:text-properties fo:color="#99ccff" fo:font-size="40pt" fo:font-weight="normal" style:font-size-asian="40pt" style:font-weight-asian="normal" style:font-size-complex="40pt" style:font-weight-complex="normal"/>
    </style:style>
    <style:style style:name="T40" style:family="text">
      <style:text-properties fo:color="#99ccff" fo:font-size="40pt" style:font-size-asian="40pt" style:font-size-complex="40pt"/>
    </style:style>
    <style:style style:name="T41" style:family="text">
      <style:text-properties fo:color="#94bd5e" fo:font-size="40pt" style:font-size-asian="40pt" style:font-size-complex="40pt"/>
    </style:style>
    <style:style style:name="T42" style:family="text">
      <style:text-properties fo:font-size="60pt" style:font-size-asian="60pt" style:font-size-complex="60pt"/>
    </style:style>
    <style:style style:name="T43" style:family="text">
      <style:text-properties fo:color="#ffffff" style:font-name="Menlo-Regular1" fo:font-size="35pt" style:font-name-asian="Menlo-Regular1" style:font-size-asian="35pt" style:font-name-complex="Menlo-Regular1" style:font-size-complex="35pt"/>
    </style:style>
    <style:style style:name="T44" style:family="text">
      <style:text-properties fo:color="#ffffff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5" style:family="text">
      <style:text-properties fo:color="#94bd5e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6" style:family="text">
      <style:text-properties fo:color="#ffffff" fo:font-size="35pt" fo:font-weight="normal" style:font-size-asian="35pt" style:font-weight-asian="normal" style:font-size-complex="35pt" style:font-weight-complex="normal"/>
    </style:style>
    <style:style style:name="T47" style:family="text">
      <style:text-properties fo:color="#99ccff" fo:font-size="35pt" fo:font-weight="normal" style:font-size-asian="35pt" style:font-weight-asian="normal" style:font-size-complex="35pt" style:font-weight-complex="normal"/>
    </style:style>
    <style:style style:name="T48" style:family="text">
      <style:text-properties fo:color="#94bd5e" fo:font-size="35pt" fo:font-weight="normal" style:font-size-asian="35pt" style:font-weight-asian="normal" style:font-size-complex="35pt" style:font-weight-complex="normal"/>
    </style:style>
    <style:style style:name="T49" style:family="text">
      <style:text-properties fo:color="#99ccff" fo:font-size="35pt" style:font-size-asian="35pt" style:font-size-complex="35pt"/>
    </style:style>
    <style:style style:name="T50" style:family="text">
      <style:text-properties fo:font-size="35pt" fo:font-weight="normal" style:font-size-asian="35pt" style:font-weight-asian="normal" style:font-size-complex="35pt" style:font-weight-complex="normal"/>
    </style:style>
    <style:style style:name="T51" style:family="text">
      <style:text-properties fo:color="#d31895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52" style:family="text">
      <style:text-properties fo:font-size="70pt" style:font-size-asian="70pt" style:font-size-complex="70pt"/>
    </style:style>
    <style:style style:name="T53" style:family="text">
      <style:text-properties fo:color="#ffffff"/>
    </style:style>
    <style:style style:name="T54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2cm" svg:height="6.158cm" svg:x="1.735cm" svg:y="6.925cm">
          <draw:text-box>
            <text:p><text:span text:style-name="T1">iAsync </text:span></text:p>
            <text:p text:style-name="P1"><text:span text:style-name="T1">Functional Programming</text:span></text:p>
            <text:p text:style-name="P2"><text:span text:style-name="T1">in <text:s/>Objective-C</text:span></text:p>
          </draw:text-box>
        </draw:frame>
        <draw:frame draw:style-name="gr2" draw:text-style-name="P4" draw:layer="layout" svg:width="9.502cm" svg:height="2.613cm" svg:x="17.04cm" svg:y="17.349cm">
          <draw:text-box>
            <text:p text:style-name="P2"><text:span text:style-name="T2">Alexander Dodatko</text:span></text:p>
            <text:p text:style-name="P2"><text:span text:style-name="T2">20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16cm" svg:height="5.771cm" svg:x="2.6cm" svg:y="8.4cm">
          <draw:text-box>
            <text:p text:style-name="P5"><text:span text:style-name="T3">QR Code he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1" draw:layer="layout" svg:width="28cm" svg:height="16.06cm" svg:x="0cm" svg:y="2.41cm">
          <draw:image xlink:href="../images/1-AppStor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8" draw:layer="layout" svg:width="27.4cm" svg:height="3.773cm" svg:x="0.4cm" svg:y="9.2cm">
          <draw:text-box>
            <text:p text:style-name="P6"><text:span text:style-name="T4">Over 900,000 apps </text:span></text:p>
            <text:p text:style-name="P7"><text:span text:style-name="T5"/></text:p>
          </draw:text-box>
        </draw:frame>
        <draw:frame draw:style-name="gr1" draw:text-style-name="P9" draw:layer="layout" svg:width="9.194cm" svg:height="1.305cm" svg:x="18.2cm" svg:y="12.695cm">
          <draw:text-box>
            <text:p text:style-name="P7"><text:span text:style-name="T6">(as of June 201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" draw:layer="layout" svg:width="22.573cm" svg:height="12.697cm" svg:x="2.73cm" svg:y="4.188cm">
          <draw:image xlink:href="../images/2-AirplaneM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0" draw:layer="layout" svg:width="24.6cm" svg:height="2.22cm" svg:x="2.023cm" svg:y="7.621cm">
          <draw:text-box>
            <text:p><text:span text:style-name="T7">Add App ic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2" draw:layer="layout" svg:width="27.4cm" svg:height="2.715cm" svg:x="0.2cm" svg:y="8.485cm">
          <draw:text-box>
            <text:p text:style-name="P11"><text:span text:style-name="T8"><text:s text:c="3"/></text:span><text:span text:style-name="T9">NSData</text:span><text:span text:style-name="T8">* jsonData = </text:span><text:span text:style-name="T10">nil</text:span><text:span text:style-name="T8">;</text:span></text:p>
            <text:p text:style-name="P11"><text:span text:style-name="T8"><text:s text:c="3"/></text:span><text:span text:style-name="T8">jsonData = [ </text:span><text:span text:style-name="T9">NSData</text:span><text:span text:style-name="T8"> </text:span><text:span text:style-name="T9">dataWithContentsOfURL</text:span><text:span text:style-name="T8">: RESOURSE 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1" draw:layer="layout" svg:width="27cm" svg:height="13.79cm" svg:x="1cm" svg:y="3.6cm">
          <draw:image xlink:href="../images/3-AppleWatchDog-Unhappy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8" draw:layer="layout" svg:width="27.4cm" svg:height="3.773cm" svg:x="0.4cm" svg:y="9.201cm">
          <draw:text-box>
            <text:p text:style-name="P6"><text:span text:style-name="T4">Watchdog</text:span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3" draw:layer="layout" svg:width="27.4cm" svg:height="4.485cm" svg:x="0.4cm" svg:y="9.201cm">
          <draw:text-box>
            <text:p text:style-name="P6"><text:span text:style-name="T11">Asynchronous Programming</text:span></text:p>
            <text:p text:style-name="P7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4" draw:layer="layout" svg:width="26.4cm" svg:height="18.685cm" svg:x="0.735cm" svg:y="1.407cm">
          <draw:text-box>
            <text:p text:style-name="P11"><text:span text:style-name="T12">@protocol</text:span><text:span text:style-name="T13"> NSURLConnectionDataDelegate </text:span></text:p>
            <text:p text:style-name="P11"><text:span text:style-name="T13">&lt;</text:span><text:span text:style-name="T14">NSURLConnectionDelegate</text:span><text:span text:style-name="T13">&gt;</text:span></text:p>
            <text:p text:style-name="P11"><text:span text:style-name="T12"/></text:p>
            <text:p text:style-name="P11"><text:span text:style-name="T12">@optional</text:span></text:p>
            <text:p text:style-name="P11"><text:span text:style-name="T13">- (</text:span><text:span text:style-name="T12">void</text:span><text:span text:style-name="T13">)connection: <text:s/>didReceiveResponse:</text:span></text:p>
            <text:p text:style-name="P11"><text:span text:style-name="T13"/></text:p>
            <text:p text:style-name="P11"><text:span text:style-name="T13">- (</text:span><text:span text:style-name="T12">void</text:span><text:span text:style-name="T13">)connection: <text:s text:c="2"/>didReceiveData:</text:span></text:p>
            <text:p text:style-name="P11"><text:span text:style-name="T15"/></text:p>
            <text:p text:style-name="P11"><text:span text:style-name="T13">- (</text:span><text:span text:style-name="T12">void</text:span><text:span text:style-name="T13">)connectionDidFinishLoading:</text:span></text:p>
            <text:p text:style-name="P11"><text:span text:style-name="T12"/></text:p>
            <text:p text:style-name="P11"><text:span text:style-name="T16">- (</text:span><text:span text:style-name="T17">void</text:span><text:span text:style-name="T16">)connection: didFailWithError: </text:span></text:p>
            <text:p text:style-name="P11"><text:span text:style-name="T16"/></text:p>
            <text:p text:style-name="P11"><text:span text:style-name="T12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15" draw:layer="layout" svg:width="27.4cm" svg:height="4.485cm" svg:x="0.4cm" svg:y="9.202cm">
          <draw:text-box>
            <text:p text:style-name="P6"><text:span text:style-name="T11">Too Much Code</text:span></text:p>
            <text:p text:style-name="P7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15" draw:layer="layout" svg:width="27.4cm" svg:height="4.485cm" svg:x="0.4cm" svg:y="9.203cm">
          <draw:text-box>
            <text:p text:style-name="P6"><text:span text:style-name="T18">Blocks</text:span></text:p>
            <text:p text:style-name="P7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6" draw:text-style-name="P16" draw:layer="layout" svg:width="26.097cm" svg:height="21.019cm" svg:x="0.969cm" svg:y="6.66cm">
          <draw:text-box>
            <text:p text:style-name="P11"><text:span text:style-name="T19">NS_AVAILABLE</text:span><text:span text:style-name="T20">(</text:span><text:span text:style-name="T21">10</text:span><text:span text:style-name="T20">_7, </text:span><text:span text:style-name="T21">5</text:span><text:span text:style-name="T20">_0);</text:span></text:p>
            <text:p text:style-name="P11"><text:span text:style-name="T20"/></text:p>
            <text:p text:style-name="P11"><text:span text:style-name="T20">+ (</text:span><text:span text:style-name="T22">void</text:span><text:span text:style-name="T20">)sendAsynchronousRequest:</text:span></text:p>
            <text:p text:style-name="P11"><text:span text:style-name="T20"><text:s text:c="46"/></text:span><text:span text:style-name="T20">queue:</text:span></text:p>
            <text:p text:style-name="P11"><text:span text:style-name="T20"><text:s text:c="26"/></text:span><text:span text:style-name="T20">completionHandler:</text:span></text:p>
            <text:p text:style-name="P11"><text:span text:style-name="T19"/></text:p>
            <text:p text:style-name="P11"><text:span text:style-name="T19"/></text:p>
            <text:p text:style-name="P11"><text:span text:style-name="T23"/></text:p>
            <text:p text:style-name="P11"><text:span text:style-name="T19"/></text:p>
            <text:p text:style-name="P11"><text:span text:style-name="T19"/></text:p>
            <text:p text:style-name="P11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7" draw:text-style-name="P16" draw:layer="layout" svg:width="23.244cm" svg:height="7.803cm" svg:x="2.395cm" svg:y="7.937cm">
          <draw:text-box>
            <text:p text:style-name="P11"><text:span text:style-name="T22">void</text:span><text:span text:style-name="T19"> (^HANDLER_BLOCK)(</text:span></text:p>
            <text:p text:style-name="P11"><text:span text:style-name="T20"><text:s text:c="5"/></text:span><text:span text:style-name="T24">NSURLResponse</text:span><text:span text:style-name="T19">* response, </text:span></text:p>
            <text:p text:style-name="P11"><text:span text:style-name="T20"><text:s text:c="5"/></text:span><text:span text:style-name="T24">NSData</text:span><text:span text:style-name="T19">* data, </text:span></text:p>
            <text:p text:style-name="P11"><text:span text:style-name="T20"><text:s text:c="5"/></text:span><text:span text:style-name="T24">NSError</text:span><text:span text:style-name="T20">* connectionError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4" draw:text-style-name="P1" draw:layer="layout" svg:width="12cm" svg:height="18cm" svg:x="7.429cm" svg:y="1.505cm">
          <draw:image xlink:href="../images/5-progress.png" xlink:type="simple" xlink:show="embed" xlink:actuate="onLoad">
            <text:p/>
          </draw:image>
        </draw:frame>
        <draw:frame draw:style-name="gr8" draw:text-style-name="P18" draw:layer="layout" svg:width="6.2cm" svg:height="2.221cm" svg:x="0.6cm" svg:y="4.179cm">
          <draw:text-box>
            <text:p><text:span text:style-name="T25">Progress</text:span></text:p>
          </draw:text-box>
        </draw:frame>
        <draw:frame draw:style-name="gr8" draw:text-style-name="P18" draw:layer="layout" svg:width="7.2cm" svg:height="2.221cm" svg:x="19.6cm" svg:y="13.848cm">
          <draw:text-box>
            <text:p><text:span text:style-name="T25">Canc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4" draw:text-style-name="P1" draw:layer="layout" svg:width="21cm" svg:height="21cm" svg:x="3.5cm" svg:y="0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9" draw:text-style-name="P11" draw:layer="layout" svg:width="23.624cm" svg:height="11.314cm" svg:x="2.4cm" svg:y="5.997cm">
          <draw:text-box>
            <text:p text:style-name="P11"><text:span text:style-name="T26">NSURL</text:span><text:span text:style-name="T27"> *url = [</text:span><text:span text:style-name="T26">NSURL</text:span><text:span text:style-name="T27"> </text:span><text:span text:style-name="T26">URLWithString</text:span><text:span text:style-name="T27">:</text:span><text:span text:style-name="T28">@"https://...."</text:span><text:span text:style-name="T27">];</text:span></text:p>
            <text:p text:style-name="P11"><text:span text:style-name="T26">NSURLRequest</text:span><text:span text:style-name="T27"> *request = [</text:span><text:span text:style-name="T26">NSURLRequest</text:span><text:span text:style-name="T27"> </text:span><text:span text:style-name="T26">requestWithURL</text:span><text:span text:style-name="T27">:url];</text:span></text:p>
            <text:p text:style-name="P11"><text:span text:style-name="T27"/></text:p>
            <text:p text:style-name="P11"><text:span text:style-name="T29">id</text:span><text:span text:style-name="T27"> onSuccess = ^(</text:span><text:span text:style-name="T26">NSURLRequest</text:span><text:span text:style-name="T27"> *, </text:span><text:span text:style-name="T26">NSHTTPURLResponse</text:span><text:span text:style-name="T27"> *, </text:span><text:span text:style-name="T29">id</text:span><text:span text:style-name="T27"> JSON) </text:span></text:p>
            <text:p text:style-name="P11"><text:span text:style-name="T27">{</text:span></text:p>
            <text:p text:style-name="P11"><text:span text:style-name="T27"><text:s text:c="6"/></text:span><text:span text:style-name="T30">NSLog</text:span><text:span text:style-name="T27">( </text:span><text:span text:style-name="T28">@"App.net Global Stream: %@"</text:span><text:span text:style-name="T27">, JSON );</text:span></text:p>
            <text:p text:style-name="P11"><text:span text:style-name="T27"><text:s/></text:span><text:span text:style-name="T27">};</text:span></text:p>
            <text:p text:style-name="P11"><text:span text:style-name="T27"/></text:p>
            <text:p text:style-name="P11"><text:span text:style-name="T30">AFJSONRequestOperation</text:span><text:span text:style-name="T27"> *operation = </text:span></text:p>
            <text:p text:style-name="P11"><text:span text:style-name="T27">[ </text:span><text:span text:style-name="T30">AFJSONRequestOperation</text:span><text:span text:style-name="T27"> </text:span><text:span text:style-name="T30">JSONRequestOperationWithRequest</text:span><text:span text:style-name="T27">: request</text:span></text:p>
            <text:p text:style-name="P11"><text:span text:style-name="T27"><text:s text:c="93"/></text:span><text:span text:style-name="T30">success</text:span><text:span text:style-name="T27">: onSuccess</text:span></text:p>
            <text:p text:style-name="P11"><text:span text:style-name="T27"><text:s text:c="95"/></text:span><text:span text:style-name="T30"><text:s/></text:span><text:span text:style-name="T30">failure</text:span><text:span text:style-name="T27">: </text:span><text:span text:style-name="T29">nil </text:span><text:span text:style-name="T27">];</text:span></text:p>
            <text:p text:style-name="P11"><text:span text:style-name="T27"><text:s/></text:span><text:span text:style-name="T27">[ </text:span><text:span text:style-name="T26">operation</text:span><text:span text:style-name="T27"> start ];</text:span></text:p>
          </draw:text-box>
        </draw:frame>
        <draw:frame draw:style-name="gr4" draw:text-style-name="P1" draw:layer="layout" svg:width="5cm" svg:height="5cm" svg:x="22.7cm" svg:y="0.3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9" draw:layer="layout" svg:width="27.4cm" svg:height="3.773cm" svg:x="0.4cm" svg:y="9.202cm">
          <draw:text-box>
            <text:p text:style-name="P6"><text:span text:style-name="T4">Dependencies</text:span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0" draw:text-style-name="P20" draw:layer="layout" svg:width="26.963cm" svg:height="6.567cm" svg:x="0.637cm" svg:y="7.299cm">
          <draw:text-box>
            <text:p><text:span text:style-name="T31">When using methods which return blocks they can be very convenient. However, when you have to string a few of them together it gets messy really quickly</text:span></text:p>
          </draw:text-box>
        </draw:frame>
        <draw:frame draw:style-name="gr4" draw:text-style-name="P1" draw:layer="layout" svg:width="5cm" svg:height="5cm" svg:x="23cm" svg:y="1.2cm">
          <draw:image xlink:href="../images/8-stackoverflow-4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1" draw:text-style-name="P21" draw:layer="layout" svg:width="26.8cm" svg:height="13.013cm" svg:x="0.2cm" svg:y="3.864cm">
          <draw:text-box>
            <text:p text:style-name="P11"><text:span text:style-name="T15">[</text:span><text:span text:style-name="T14">remoteAPIWithURL</text:span><text:span text:style-name="T15">:url1 </text:span><text:span text:style-name="T14">success</text:span><text:span text:style-name="T15">:^(</text:span><text:span text:style-name="T12">int</text:span><text:span text:style-name="T15"> status){</text:span></text:p>
            <text:p text:style-name="P11"><text:span text:style-name="T15"><text:s text:c="4"/></text:span><text:span text:style-name="T15">[</text:span><text:span text:style-name="T14">remoteAPIWithURL</text:span><text:span text:style-name="T15">:url2 </text:span><text:span text:style-name="T14">success</text:span><text:span text:style-name="T15">:^(</text:span><text:span text:style-name="T12">int</text:span><text:span text:style-name="T15"> status){</text:span></text:p>
            <text:p text:style-name="P11"><text:span text:style-name="T15"><text:s text:c="8"/></text:span><text:span text:style-name="T15">[</text:span><text:span text:style-name="T14">remoteAPIWithURL</text:span><text:span text:style-name="T15">:url3 </text:span><text:span text:style-name="T14">success</text:span><text:span text:style-name="T15">:^(</text:span><text:span text:style-name="T12">int</text:span><text:span text:style-name="T15"> status){</text:span></text:p>
            <text:p text:style-name="P11"><text:span text:style-name="T15"><text:s text:c="12"/></text:span><text:span text:style-name="T15">[</text:span><text:span text:style-name="T14">remoteAPIWithURL</text:span><text:span text:style-name="T15">:url2 </text:span><text:span text:style-name="T14">success</text:span><text:span text:style-name="T15">:^(</text:span><text:span text:style-name="T12">int</text:span><text:span text:style-name="T15"> status){</text:span></text:p>
            <text:p text:style-name="P7"><text:span text:style-name="T15"><text:s text:c="12"/></text:span><text:span text:style-name="T32">//success!!!</text:span></text:p>
            <text:p text:style-name="P7"><text:span text:style-name="T15"><text:s text:c="12"/></text:span><text:span text:style-name="T15">}];</text:span></text:p>
            <text:p text:style-name="P7"><text:span text:style-name="T15"><text:s text:c="8"/></text:span><text:span text:style-name="T15">}];</text:span></text:p>
            <text:p text:style-name="P7"><text:span text:style-name="T15"><text:s text:c="4"/></text:span><text:span text:style-name="T15">}];</text:span></text:p>
            <text:p text:style-name="P7"><text:span text:style-name="T15">}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2" draw:text-style-name="P20" draw:layer="layout" svg:width="27.104cm" svg:height="14.462cm" svg:x="0.496cm" svg:y="5.738cm">
          <draw:text-box>
            <text:p><text:span text:style-name="T31">It was not uncommon when using AFNetworking in Gowalla to have calls chained together in success blocks.</text:span></text:p>
            <text:p><text:span text:style-name="T31">My advice would be to factor the network requests and serializations as best you can into class methods in your model. Then, for requests that need to make sub-requets, you can call those methods in the success block.</text:span></text:p>
          </draw:text-box>
        </draw:frame>
        <draw:frame draw:style-name="gr4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draw:frame draw:style-name="gr4" draw:text-style-name="P1" draw:layer="layout" svg:width="5cm" svg:height="5cm" svg:x="17.3cm" svg:y="0.1cm">
          <draw:image xlink:href="../images/12-NSHips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3" draw:text-style-name="P22" draw:layer="layout" svg:width="27cm" svg:height="2.22cm" svg:x="0.038cm" svg:y="9.175cm">
          <draw:text-box>
            <text:p text:style-name="P1"><text:span text:style-name="T33">Callback H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4" draw:text-style-name="P1" draw:layer="layout" svg:width="28cm" svg:height="12.86cm" svg:x="0cm" svg:y="5.74cm">
          <draw:image xlink:href="../images/10-CallbackHell.png" xlink:type="simple" xlink:show="embed" xlink:actuate="onLoad">
            <text:p/>
          </draw:image>
        </draw:frame>
        <draw:frame draw:style-name="gr4" draw:text-style-name="P1" draw:layer="layout" svg:width="4.779cm" svg:height="4.779cm" svg:x="23.2cm" svg:y="0.221cm">
          <draw:image xlink:href="../images/11-miguel-de-icaz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3" draw:text-style-name="P22" draw:layer="layout" svg:width="27cm" svg:height="2.22cm" svg:x="0.038cm" svg:y="9.175cm">
          <draw:text-box>
            <text:p text:style-name="P1"><text:span text:style-name="T33">AFURLConnectionOper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0" draw:text-style-name="P20" draw:layer="layout" svg:width="27.57cm" svg:height="6.567cm" svg:x="0.23cm" svg:y="7.4cm">
          <draw:text-box>
            <text:p><text:span text:style-name="T31">Working with independent data sets in parallel and then combining them into a final result is non-trivial in Cocoa, and often involves a lot of synchronization</text:span></text:p>
          </draw:text-box>
        </draw:frame>
        <draw:frame draw:style-name="gr4" draw:text-style-name="P1" draw:layer="layout" svg:width="5cm" svg:height="5cm" svg:x="22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4" draw:text-style-name="P24" draw:layer="layout" svg:width="26.165cm" svg:height="23.229cm" svg:x="0.635cm" svg:y="0.171cm">
          <draw:text-box>
            <text:p text:style-name="P23"><text:span text:style-name="T27"><text:s text:c="3"/></text:span><text:span text:style-name="T29">__block</text:span><text:span text:style-name="T27"> </text:span><text:span text:style-name="T26">NSArray</text:span><text:span text:style-name="T27"> *databaseObjects, </text:span><text:span text:style-name="T27">fileContents;</text:span></text:p>
            <text:p text:style-name="P24"><text:span text:style-name="T27"><text:s text:c="3"/></text:span><text:span text:style-name="T26">NSOperationQueue</text:span><text:span text:style-name="T27"> *backgroundQueue = [[</text:span><text:span text:style-name="T26">NSOperationQueue</text:span><text:span text:style-name="T27"> </text:span><text:span text:style-name="T26">alloc</text:span><text:span text:style-name="T27">] </text:span><text:span text:style-name="T26">init</text:span><text:span text:style-name="T27">];</text:span></text:p>
            <text:p text:style-name="P24"><text:span text:style-name="T27"><text:s text:c="3"/></text:span><text:span text:style-name="T26">NSBlockOperation</text:span><text:span text:style-name="T27"> *databaseOperation = [</text:span><text:span text:style-name="T26">NSBlockOperation</text:span><text:span text:style-name="T27"> </text:span><text:span text:style-name="T26">blockOperationWithBlock</text:span><text:span text:style-name="T27">:^{</text:span></text:p>
            <text:p text:style-name="P23"><text:s text:c="6"/>databaseObjects = [databaseClient fetchObjectsMatchingPredicate:predicate];</text:p>
            <text:p text:style-name="P23"><text:s text:c="3"/>}];</text:p>
            <text:p text:style-name="P23"><text:s text:c="3"/></text:p>
            <text:p text:style-name="P24"><text:span text:style-name="T27"><text:s text:c="3"/></text:span><text:span text:style-name="T26">NSBlockOperation</text:span><text:span text:style-name="T27"> *filesOperation = [</text:span><text:span text:style-name="T26">NSBlockOperation</text:span><text:span text:style-name="T27"> </text:span><text:span text:style-name="T26">blockOperationWithBlock</text:span><text:span text:style-name="T27">:^{</text:span></text:p>
            <text:p text:style-name="P24"><text:span text:style-name="T27"><text:s text:c="6"/></text:span><text:span text:style-name="T26">NSMutableArray</text:span><text:span text:style-name="T27"> *filesInProgress = [</text:span><text:span text:style-name="T26">NSMutableArray</text:span><text:span text:style-name="T27"> </text:span><text:span text:style-name="T26">array</text:span><text:span text:style-name="T27">];</text:span></text:p>
            <text:p text:style-name="P24"><text:span text:style-name="T27"><text:s text:c="6"/></text:span><text:span text:style-name="T29">for</text:span><text:span text:style-name="T27"> (NSString *path </text:span><text:span text:style-name="T29">in</text:span><text:span text:style-name="T27"> files) {</text:span></text:p>
            <text:p text:style-name="P23"><text:s text:c="9"/>[filesInProgress addObject:[NSData dataWithContentsOfFile:path]];</text:p>
            <text:p text:style-name="P23"><text:s text:c="6"/>}</text:p>
            <text:p text:style-name="P23"><text:s text:c="6"/></text:p>
            <text:p text:style-name="P24"><text:span text:style-name="T27"><text:s text:c="6"/></text:span><text:span text:style-name="T27">fileContents = [filesInProgress </text:span><text:span text:style-name="T26">copy</text:span><text:span text:style-name="T27">];</text:span></text:p>
            <text:p text:style-name="P23"><text:s text:c="3"/>}];</text:p>
            <text:p text:style-name="P23"><text:s text:c="2"/></text:p>
            <text:p text:style-name="P24"><text:span text:style-name="T27"><text:s text:c="3"/></text:span><text:span text:style-name="T26">NSBlockOperation</text:span><text:span text:style-name="T27"> *finishOperation = [</text:span><text:span text:style-name="T26">NSBlockOperation</text:span><text:span text:style-name="T27"> </text:span><text:span text:style-name="T26">blockOperationWithBlock</text:span><text:span text:style-name="T27">:^{</text:span></text:p>
            <text:p text:style-name="P24"><text:span text:style-name="T27"><text:s text:c="6"/></text:span><text:span text:style-name="T27">[</text:span><text:span text:style-name="T29">self</text:span><text:span text:style-name="T27"> finishProcessingDatabaseObjects:databaseObjects fileContents:fileContents];</text:span></text:p>
            <text:p text:style-name="P24"><text:span text:style-name="T27"><text:s text:c="6"/></text:span><text:span text:style-name="T26">NSLog</text:span><text:span text:style-name="T27">(</text:span><text:span text:style-name="T28">@"Done processing"</text:span><text:span text:style-name="T27">);</text:span></text:p>
            <text:p text:style-name="P23"><text:s text:c="3"/>}];</text:p>
            <text:p text:style-name="P24"><text:span text:style-name="T27"><text:s text:c="3"/></text:span><text:span text:style-name="T27">[finishOperation </text:span><text:span text:style-name="T26">addDependency</text:span><text:span text:style-name="T27">:databaseOperation];</text:span></text:p>
            <text:p text:style-name="P24"><text:span text:style-name="T27"><text:s text:c="3"/></text:span><text:span text:style-name="T27">[finishOperation </text:span><text:span text:style-name="T26">addDependency</text:span><text:span text:style-name="T27">:filesOperation];</text:span></text:p>
            <text:p text:style-name="P24"><text:span text:style-name="T27"><text:s text:c="3"/></text:span><text:span text:style-name="T27">[backgroundQueue </text:span><text:span text:style-name="T26">addOperation</text:span><text:span text:style-name="T27">:databaseOperation];</text:span></text:p>
            <text:p text:style-name="P24"><text:span text:style-name="T27"><text:s text:c="3"/></text:span><text:span text:style-name="T27">[backgroundQueue </text:span><text:span text:style-name="T26">addOperation</text:span><text:span text:style-name="T27">:filesOperation];</text:span></text:p>
            <text:p text:style-name="P24"><text:span text:style-name="T27"><text:s text:c="3"/></text:span><text:span text:style-name="T27">[backgroundQueue </text:span><text:span text:style-name="T26">addOperation</text:span><text:span text:style-name="T27">:finishOperation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0" draw:text-style-name="P20" draw:layer="layout" svg:width="26.588cm" svg:height="8.146cm" svg:x="1.012cm" svg:y="7.454cm">
          <draw:text-box>
            <text:p><text:span text:style-name="T31">Rather than using mutable variables which are replaced and modified in-place, RAC provides signals (represented by RACSignal) that capture present and future values.</text:span></text:p>
          </draw:text-box>
        </draw:frame>
        <draw:frame draw:style-name="gr4" draw:text-style-name="P1" draw:layer="layout" svg:width="5cm" svg:height="5cm" svg:x="22.1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3" draw:text-style-name="P22" draw:layer="layout" svg:width="27cm" svg:height="4.189cm" svg:x="0.6cm" svg:y="1.011cm">
          <draw:text-box>
            <text:p text:style-name="P1"><text:span text:style-name="T33">When Design Patterns are</text:span></text:p>
            <text:p text:style-name="P1"><text:span text:style-name="T33"><text:s/></text:span><text:span text:style-name="T33">NOT enough</text:span></text:p>
          </draw:text-box>
        </draw:frame>
        <draw:frame draw:style-name="gr4" draw:text-style-name="P1" draw:layer="layout" svg:width="20cm" svg:height="14.12cm" svg:x="3.4cm" svg:y="5.6cm">
          <draw:image xlink:href="../images/13-Haskell-Logo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3" draw:text-style-name="P22" draw:layer="layout" svg:width="27cm" svg:height="2.22cm" svg:x="0.6cm" svg:y="1.012cm">
          <draw:text-box>
            <text:p text:style-name="P1"><text:span text:style-name="T33">Meet the Async Operation</text:span></text:p>
          </draw:text-box>
        </draw:frame>
        <draw:frame draw:style-name="gr13" draw:text-style-name="P25" draw:layer="layout" svg:width="27cm" svg:height="6.567cm" svg:x="0.8cm" svg:y="7.833cm">
          <draw:text-box>
            <text:p text:style-name="P25"><text:span text:style-name="T34">CancelBlock</text:span><text:span text:style-name="T35"> (^AsyncOperation)</text:span></text:p>
            <text:p text:style-name="P20"><text:span text:style-name="T35"><text:s text:c="5"/></text:span><text:span text:style-name="T35">( </text:span><text:span text:style-name="T36">ProgressCallback</text:span><text:span text:style-name="T35">,</text:span></text:p>
            <text:p text:style-name="P20"><text:span text:style-name="T35"><text:s text:c="7"/></text:span><text:span text:style-name="T36">CancelCallback</text:span><text:span text:style-name="T35">,</text:span></text:p>
            <text:p text:style-name="P20"><text:span text:style-name="T35"><text:s text:c="7"/></text:span><text:span text:style-name="T36">CompletionCallback</text:span><text:span text:style-name="T37"> </text:span><text:span text:style-name="T35">) {...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15" draw:text-style-name="P1" draw:layer="layout" svg:width="27.6cm" svg:height="6.8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2" draw:layer="layout" svg:width="27cm" svg:height="2.22cm" svg:x="0.6cm" svg:y="1.012cm">
          <draw:text-box>
            <text:p text:style-name="P1"><text:span text:style-name="T33">Sequence</text:span></text:p>
          </draw:text-box>
        </draw:frame>
        <draw:frame draw:style-name="gr13" draw:text-style-name="P25" draw:layer="layout" svg:width="27.6cm" svg:height="6.876cm" svg:x="0.2cm" svg:y="13.124cm">
          <draw:text-box>
            <text:p><text:span text:style-name="T20">JFFAsyncOperation</text:span><text:span text:style-name="T35"> </text:span><text:span text:style-name="T22">sequence</text:span><text:span text:style-name="T35"> = </text:span></text:p>
            <text:p text:style-name="P25"><text:span text:style-name="T35"><text:s text:c="6"/></text:span><text:span text:style-name="T38">sequenceOfAsyncOperations</text:span><text:span text:style-name="T35">(</text:span></text:p>
            <text:p><text:span text:style-name="T35"><text:tab/></text:span><text:span text:style-name="T35"> <text:s text:c="9"/></text:span><text:span text:style-name="T35">@[ </text:span><text:span text:style-name="T39">op1</text:span><text:span text:style-name="T35">, </text:span><text:span text:style-name="T40">op2</text:span><text:span text:style-name="T35">, </text:span><text:span text:style-name="T40">opN</text:span><text:span text:style-name="T35"> ] <text:s/>);</text:span></text:p>
            <text:p text:style-name="P25"><text:span text:style-name="T35"/></text:p>
          </draw:text-box>
        </draw:frame>
        <draw:custom-shape draw:style-name="gr16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5.2cm" svg:height="1.4cm" svg:x="7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5.2cm" svg:height="1.4cm" svg:x="2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0.8cm" svg:height="0.8cm" svg:x="14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5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17" draw:text-style-name="P1" draw:layer="Layout" svg:width="17.6cm" svg:height="6.4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7" draw:layer="layout" svg:width="27cm" svg:height="2.22cm" svg:x="0.6cm" svg:y="1.012cm">
          <draw:text-box>
            <text:p text:style-name="P26"><text:span text:style-name="T33">Sequence of Attempts</text:span></text:p>
          </draw:text-box>
        </draw:frame>
        <draw:frame draw:style-name="gr13" draw:text-style-name="P25" draw:layer="layout" svg:width="27.6cm" svg:height="6.876cm" svg:x="0.2cm" svg:y="13.124cm">
          <draw:text-box>
            <text:p text:style-name="P28"><text:span text:style-name="T20">JFFAsyncOperation</text:span><text:span text:style-name="T35"> </text:span><text:span text:style-name="T22">sequence</text:span><text:span text:style-name="T35"> = </text:span></text:p>
            <text:p><text:span text:style-name="T35"><text:s text:c="6"/></text:span><text:span text:style-name="T41">trySeq</text:span><text:span text:style-name="T38">uenceOfAsyncOperations</text:span><text:span text:style-name="T35">(</text:span></text:p>
            <text:p text:style-name="P28"><text:span text:style-name="T35"><text:tab/></text:span><text:span text:style-name="T35"> <text:s text:c="9"/></text:span><text:span text:style-name="T35">@[ </text:span><text:span text:style-name="T39">op1</text:span><text:span text:style-name="T35">, </text:span><text:span text:style-name="T40">op2</text:span><text:span text:style-name="T35">, </text:span><text:span text:style-name="T40">opN</text:span><text:span text:style-name="T35"> ] <text:s/>);</text:span></text:p>
            <text:p text:style-name="P25"><text:span text:style-name="T35"/></text:p>
          </draw:text-box>
        </draw:frame>
        <draw:custom-shape draw:style-name="gr18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6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22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0.8cm" svg:height="0.8cm" svg:x="18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9.7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20.9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2cm" svg:height="1.4cm" svg:x="1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1cm" svg:y1="8cm" svg:x2="5.8cm" svg:y2="10cm">
          <text:p/>
        </draw:line>
        <draw:line draw:style-name="gr19" draw:text-style-name="P1" draw:layer="layout" svg:x1="1cm" svg:y1="10cm" svg:x2="5.8cm" svg:y2="8cm">
          <text:p/>
        </draw:line>
        <draw:line draw:style-name="gr19" draw:text-style-name="P1" draw:layer="layout" svg:x1="6.4cm" svg:y1="8cm" svg:x2="11.2cm" svg:y2="10cm">
          <text:p/>
        </draw:line>
        <draw:line draw:style-name="gr19" draw:text-style-name="P1" draw:layer="layout" svg:x1="6.4cm" svg:y1="10cm" svg:x2="11.2cm" svg:y2="8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3" draw:text-style-name="P27" draw:layer="layout" svg:width="27cm" svg:height="2.22cm" svg:x="0.6cm" svg:y="1.012cm">
          <draw:text-box>
            <text:p text:style-name="P26"><text:span text:style-name="T33">Parallel execution</text:span></text:p>
          </draw:text-box>
        </draw:frame>
        <draw:frame draw:style-name="gr13" draw:text-style-name="P25" draw:layer="layout" svg:width="27.6cm" svg:height="6.876cm" svg:x="0.2cm" svg:y="13.124cm">
          <draw:text-box>
            <text:p text:style-name="P28"><text:span text:style-name="T20">JFFAsyncOperation</text:span><text:span text:style-name="T35"> </text:span><text:span text:style-name="T22">sequence</text:span><text:span text:style-name="T35"> = </text:span></text:p>
            <text:p><text:span text:style-name="T35"><text:s text:c="6"/></text:span><text:span text:style-name="T41">group</text:span><text:span text:style-name="T38">OfAsyncOperations</text:span><text:span text:style-name="T35">(</text:span></text:p>
            <text:p text:style-name="P28"><text:span text:style-name="T35"><text:tab/></text:span><text:span text:style-name="T35"> <text:s text:c="9"/></text:span><text:span text:style-name="T35">@[ </text:span><text:span text:style-name="T39">op1</text:span><text:span text:style-name="T35">, </text:span><text:span text:style-name="T40">op2</text:span><text:span text:style-name="T35">, </text:span><text:span text:style-name="T40">opN</text:span><text:span text:style-name="T35"> ] <text:s/>);</text:span></text:p>
            <text:p text:style-name="P25"><text:span text:style-name="T35"/></text:p>
          </draw:text-box>
        </draw:frame>
        <draw:custom-shape draw:style-name="gr18" draw:text-style-name="P1" draw:layer="Layout" svg:width="5.2cm" svg:height="1.4cm" svg:x="1.4cm" svg:y="4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5.2cm" svg:height="1.4cm" svg:x="6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5.2cm" svg:height="1.4cm" svg:x="3.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" draw:text-style-name="P1" draw:layer="layout" svg:x1="12.2cm" svg:y1="3.6cm" svg:x2="12.2cm" svg:y2="11.968cm">
          <text:p/>
        </draw:line>
        <draw:frame draw:style-name="gr21" draw:text-style-name="P20" draw:layer="layout" svg:width="13.05cm" svg:height="1.831cm" svg:x="13.252cm" svg:y="6.471cm">
          <draw:text-box>
            <text:p text:style-name="P20"><text:span text:style-name="T36">CompletionCallb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3" draw:text-style-name="P27" draw:layer="layout" svg:width="27cm" svg:height="2.22cm" svg:x="0.6cm" svg:y="1.012cm">
          <draw:text-box>
            <text:p text:style-name="P26"><text:span text:style-name="T33">Waterfall</text:span></text:p>
          </draw:text-box>
        </draw:frame>
        <draw:frame draw:style-name="gr13" draw:text-style-name="P25" draw:layer="layout" svg:width="27.6cm" svg:height="6.876cm" svg:x="0.2cm" svg:y="13.124cm">
          <draw:text-box>
            <text:p text:style-name="P28"><text:span text:style-name="T20">JFFAsyncOperation</text:span><text:span text:style-name="T35"> </text:span><text:span text:style-name="T22">sequence</text:span><text:span text:style-name="T35"> = </text:span></text:p>
            <text:p><text:span text:style-name="T35"><text:s text:c="6"/></text:span><text:span text:style-name="T41">bindS</text:span><text:span text:style-name="T38">equenceOfAsyncOperations</text:span><text:span text:style-name="T35">(</text:span></text:p>
            <text:p text:style-name="P28"><text:span text:style-name="T35"><text:tab/></text:span><text:span text:style-name="T35"> <text:s text:c="9"/></text:span><text:span text:style-name="T35">o</text:span><text:span text:style-name="T39">p1</text:span><text:span text:style-name="T35">, @[ b1</text:span><text:span text:style-name="T35">, </text:span><text:span text:style-name="T39">b2, bN</text:span><text:span text:style-name="T35"> ] <text:s/>);</text:span></text:p>
            <text:p text:style-name="P25"><text:span text:style-name="T35"/></text:p>
          </draw:text-box>
        </draw:frame>
        <draw:custom-shape draw:style-name="gr18" draw:text-style-name="P1" xml:id="id1" draw:id="id1" draw:layer="Layout" svg:width="3.4cm" svg:height="1.4cm" svg:x="2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xml:id="id2" draw:id="id2" draw:layer="Layout" svg:width="3.6cm" svg:height="1.4cm" svg:x="6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xml:id="id7" draw:id="id7" draw:layer="Layout" svg:width="0.8cm" svg:height="0.8cm" svg:x="18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9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4" draw:id="id4" draw:layer="Layout" svg:width="0.8cm" svg:height="0.8cm" svg:x="2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5" draw:id="id5" draw:layer="Layout" svg:width="2.8cm" svg:height="1.4cm" svg:x="23.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2" draw:text-style-name="P1" draw:layer="layout" svg:x1="5.4cm" svg:y1="4.5cm" svg:x2="6.8cm" svg:y2="6.3cm" draw:start-shape="id1" draw:end-shape="id2" draw:end-glue-point="3" svg:d="m5400 4500h701v1800h699" svg:viewBox="0 0 1401 1801">
          <text:p/>
        </draw:connector>
        <draw:connector draw:style-name="gr22" draw:text-style-name="P1" draw:layer="layout" svg:x1="5.4cm" svg:y1="4.5cm" svg:x2="6.8cm" svg:y2="6.3cm" draw:start-shape="id1" draw:end-shape="id2" svg:d="m5400 4500h701v1800h699" svg:viewBox="0 0 1401 1801">
          <text:p/>
        </draw:connector>
        <draw:connector draw:style-name="gr22" draw:text-style-name="P1" xml:id="id3" draw:id="id3" draw:layer="layout" svg:x1="5.4cm" svg:y1="4.5cm" svg:x2="5.4cm" svg:y2="4.5cm" draw:start-shape="id1" draw:start-glue-point="1" draw:end-shape="id1" draw:end-glue-point="1" svg:d="m5400 4500v0" svg:viewBox="0 0 1 1">
          <text:p/>
        </draw:connector>
        <draw:connector draw:style-name="gr23" draw:text-style-name="P1" draw:layer="layout" draw:line-skew="-0.301cm" svg:x1="5.4cm" svg:y1="4.5cm" svg:x2="6.8cm" svg:y2="6.3cm" draw:start-shape="id3" draw:start-glue-point="0" draw:end-shape="id2" draw:end-glue-point="3" svg:d="m5400 4500h399v1800h1001" svg:viewBox="0 0 1401 1801">
          <text:p/>
        </draw:connector>
        <draw:custom-shape draw:style-name="gr18" draw:text-style-name="P1" xml:id="id6" draw:id="id6" draw:layer="Layout" svg:width="3.6cm" svg:height="1.4cm" svg:x="12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text-style-name="P1" draw:layer="layout" svg:x1="21.6cm" svg:y1="10.2cm" svg:x2="23.6cm" svg:y2="11.5cm" draw:start-shape="id4" draw:start-glue-point="10" draw:end-shape="id5" draw:end-glue-point="3" svg:d="m21600 10200h1001v1300h999" svg:viewBox="0 0 2001 1301">
          <text:p/>
        </draw:connector>
        <draw:connector draw:style-name="gr23" draw:text-style-name="P1" draw:layer="layout" svg:x1="10.4cm" svg:y1="6.3cm" svg:x2="12.6cm" svg:y2="8.1cm" draw:start-shape="id2" draw:start-glue-point="1" draw:end-shape="id6" draw:end-glue-point="3" svg:d="m10400 6300h1101v1800h1099" svg:viewBox="0 0 2201 1801">
          <text:p/>
        </draw:connector>
        <draw:connector draw:style-name="gr23" draw:text-style-name="P1" draw:layer="layout" svg:x1="16.2cm" svg:y1="8.1cm" svg:x2="18.4cm" svg:y2="10.2cm" draw:start-shape="id6" draw:start-glue-point="1" draw:end-shape="id7" draw:end-glue-point="6" svg:d="m16200 8100h1101v2100h1099" svg:viewBox="0 0 2201 2101">
          <text:p/>
        </draw:connecto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4" draw:text-style-name="P29" draw:layer="layout" svg:width="27.8cm" svg:height="3.952cm" svg:x="0.2cm" svg:y="10.2cm">
          <draw:text-box>
            <text:p text:style-name="P29"><text:span text:style-name="T42">Function = </text:span><text:span text:style-name="T31"><text:s text:c="2"/>Command + Composite</text:span><text:span text:style-name="T42"> </text:span></text:p>
          </draw:text-box>
        </draw:frame>
        <draw:frame draw:style-name="gr25" draw:text-style-name="P1" draw:layer="layout" svg:width="5cm" svg:height="6.53cm" svg:x="22.6cm" svg:y="0.47cm">
          <draw:image xlink:href="../images/14-design-pattern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13" draw:text-style-name="P22" draw:layer="layout" svg:width="27cm" svg:height="2.22cm" svg:x="0.038cm" svg:y="9.175cm">
          <draw:text-box>
            <text:p text:style-name="P1"><text:span text:style-name="T33">Any Complexity Tas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13" draw:text-style-name="P31" draw:layer="layout" svg:width="27.6cm" svg:height="19.291cm" svg:x="0cm" svg:y="1.4cm">
          <draw:text-box>
            <text:p text:style-name="P30"><text:span text:style-name="T43"/></text:p>
            <text:p text:style-name="P31"><text:span text:style-name="T44">loadFromNet = </text:span><text:span text:style-name="T45">sequenceOfAsyncOperations</text:span><text:span text:style-name="T44">( </text:span></text:p>
            <text:p text:style-name="P31"><text:span text:style-name="T46">@[ </text:span><text:span text:style-name="T47">login, loadFromNet </text:span><text:span text:style-name="T46">] );</text:span></text:p>
            <text:p text:style-name="P31"><text:span text:style-name="T46"/></text:p>
            <text:p text:style-name="P31"><text:span text:style-name="T46"/></text:p>
            <text:p text:style-name="P31"><text:span text:style-name="T46">loadRawData = </text:span><text:span text:style-name="T48">trySequenceOfAsyncOperations</text:span><text:span text:style-name="T46">( </text:span></text:p>
            <text:p><text:span text:style-name="T46">@[ </text:span><text:span text:style-name="T47">loadFromFSCache</text:span><text:span text:style-name="T46">, </text:span><text:span text:style-name="T49">loadFromNet</text:span><text:span text:style-name="T44"> <text:s/>] );</text:span></text:p>
            <text:p text:style-name="P31"><text:span text:style-name="T46"/></text:p>
            <text:p text:style-name="P31"><text:span text:style-name="T46"/></text:p>
            <text:p text:style-name="P30"><text:span text:style-name="T43">JFFAsyncOperation</text:span><text:span text:style-name="T50"> </text:span><text:span text:style-name="T51">getData</text:span><text:span text:style-name="T50"> = </text:span><text:span text:style-name="T48">bindSequenceOfAsyncOperations</text:span><text:span text:style-name="T46">( </text:span></text:p>
            <text:p><text:span text:style-name="T49">loadRawData</text:span><text:span text:style-name="T48">, </text:span><text:span text:style-name="T46">@[ </text:span><text:span text:style-name="T49">parseBinder</text:span><text:span text:style-name="T46">, </text:span><text:span text:style-name="T49">filterBinder</text:span><text:span text:style-name="T46"> ] );</text:span></text:p>
            <text:p text:style-name="P31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13" draw:text-style-name="P8" draw:layer="layout" svg:width="27cm" svg:height="3.011cm" svg:x="0.038cm" svg:y="9.175cm">
          <draw:text-box>
            <text:p text:style-name="P32"><text:span text:style-name="T52">iAsync</text:span></text:p>
          </draw:text-box>
        </draw:frame>
        <draw:frame draw:style-name="gr13" draw:text-style-name="P22" draw:layer="layout" svg:width="13cm" svg:height="2.22cm" svg:x="14.8cm" svg:y="18.2cm">
          <draw:text-box>
            <text:p text:style-name="P22"><text:span text:style-name="T33">bit.ly/1bLdN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itfalls</text:p>
          </draw:text-box>
        </draw:frame>
        <draw:frame presentation:style-name="pr4" draw:text-style-name="P33" draw:layer="layout" svg:width="25.199cm" svg:height="14.212cm" svg:x="1.4cm" svg:y="3.899cm" presentation:class="subtitle" presentation:user-transformed="true">
          <draw:text-box>
            <text:p text:style-name="P33"><text:span text:style-name="T31">Large footprint</text:span></text:p>
            <text:p text:style-name="P33"><text:span text:style-name="T31"/></text:p>
            <text:p text:style-name="P33"><text:span text:style-name="T31">No PodSpec</text:span></text:p>
            <text:p text:style-name="P33"><text:span text:style-name="T31"/></text:p>
            <text:p text:style-name="P33"><text:span text:style-name="T31">No Documentation</text:span></text:p>
            <text:p text:style-name="P33"><text:span text:style-name="T31"/></text:p>
            <text:p text:style-name="P33"><text:span text:style-name="T31">No Community</text:span></text:p>
            <text:p text:style-name="P33"><text:span text:style-name="T31"/></text:p>
            <text:p text:style-name="P33"><text:span text:style-name="T31">Versioning cha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5" draw:text-style-name="P1" draw:layer="layout" svg:width="27.999cm" svg:height="19.739cm" svg:x="0.079cm" svg:y="0.698cm">
          <draw:image xlink:href="../images/15-Developers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4"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34"><text:span text:style-name="T53"/></text:p>
                <text:p text:style-name="P34"><text:span text:style-name="T54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1" draw:layer="layout" svg:width="4.513cm" svg:height="4.513cm" svg:x="1.6cm" svg:y="7.4cm">
          <draw:image xlink:href="../../motion-slides/social/gmail.png" xlink:type="simple" xlink:show="embed" xlink:actuate="onLoad">
            <text:p/>
          </draw:image>
        </draw:frame>
        <draw:frame draw:style-name="gr26" draw:text-style-name="P1" draw:layer="layout" svg:width="3.5cm" svg:height="3.5cm" svg:x="2.006cm" svg:y="12.451cm">
          <draw:image xlink:href="../../motion-slides/social/skype.png" xlink:type="simple" xlink:show="embed" xlink:actuate="onLoad">
            <text:p/>
          </draw:image>
        </draw:frame>
        <draw:frame draw:style-name="gr26" draw:text-style-name="P1" draw:layer="layout" svg:width="4cm" svg:height="4cm" svg:x="1.8cm" svg:y="16.29cm">
          <draw:image xlink:href="../../motion-slides/social/github.png" xlink:type="simple" xlink:show="embed" xlink:actuate="onLoad">
            <text:p/>
          </draw:image>
        </draw:frame>
        <draw:frame draw:style-name="standard" draw:layer="layout" svg:width="26.932cm" svg:height="15.831cm" svg:x="0.934cm" svg:y="4.47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5"><text:span text:style-name="T53"/></text:p>
                <text:p text:style-name="P34"><text:span text:style-name="T54">Vladimir Gorben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34"><text:span text:style-name="T53"/></text:p>
                <text:p text:style-name="P34"><text:span text:style-name="T54">Gorbenko.Vova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34"><text:span text:style-name="T53"/></text:p>
                <text:p text:style-name="P34"><text:span text:style-name="T54">Vova.Gorbenko.mac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34"><text:span text:style-name="T53"/></text:p>
                <text:p text:style-name="P34"><text:span text:style-name="T54">github.com/volod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iAsync Author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5"><text:span text:style-name="T53"/></text:p>
                <text:p text:style-name="P34"><text:span text:style-name="T54">Oleksandr Dodat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34"><text:span text:style-name="T53"/></text:p>
                <text:p text:style-name="P34"><text:span text:style-name="T54">dodikk88.tutor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34"><text:span text:style-name="T53"/></text:p>
                <text:p text:style-name="P34"><text:span text:style-name="T54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34"><text:span text:style-name="T53"/></text:p>
                <text:p text:style-name="P34"><text:span text:style-name="T54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4"><text:span text:style-name="T53"/></text:p>
                <text:p text:style-name="P34"><text:span text:style-name="T54">github.com/dodikk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1" draw:layer="layout" svg:width="3.5cm" svg:height="3.5cm" svg:x="2cm" svg:y="0.7cm">
          <draw:image xlink:href="../../motion-slides/social/mouse-icon.png" xlink:type="simple" xlink:show="embed" xlink:actuate="onLoad">
            <text:p/>
          </draw:image>
        </draw:frame>
        <draw:frame draw:style-name="gr26" draw:text-style-name="P1" draw:layer="layout" svg:width="4.513cm" svg:height="4.513cm" svg:x="1.6cm" svg:y="4.2cm">
          <draw:image xlink:href="../../motion-slides/social/gmail.png" xlink:type="simple" xlink:show="embed" xlink:actuate="onLoad">
            <text:p/>
          </draw:image>
        </draw:frame>
        <draw:frame draw:style-name="gr26" draw:text-style-name="P1" draw:layer="layout" svg:width="3.5cm" svg:height="3.5cm" svg:x="2.006cm" svg:y="8.951cm">
          <draw:image xlink:href="../../motion-slides/social/skype.png" xlink:type="simple" xlink:show="embed" xlink:actuate="onLoad">
            <text:p/>
          </draw:image>
        </draw:frame>
        <draw:frame draw:style-name="gr26" draw:text-style-name="P1" draw:layer="layout" svg:width="4.513cm" svg:height="4.513cm" svg:x="1.5cm" svg:y="12.187cm">
          <draw:image xlink:href="../../motion-slides/social/twitter.png" xlink:type="simple" xlink:show="embed" xlink:actuate="onLoad">
            <text:p/>
          </draw:image>
        </draw:frame>
        <draw:frame draw:style-name="gr26" draw:text-style-name="P1" draw:layer="layout" svg:width="4cm" svg:height="4cm" svg:x="1.8cm" svg:y="16.39cm">
          <draw:image xlink:href="../../motion-slides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6" draw:text-style-name="P1" draw:layer="layout" svg:width="21cm" svg:height="21cm" svg:x="3.6cm" svg:y="0cm">
          <draw:image xlink:href="../../motion-slides/social/dodikk-vcar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Helvetica1" svg:font-family="Helvetica" style:font-family-generic="swiss"/>
    <style:font-face style:name="Arial2" svg:font-family="Arial" style:font-pitch="variable"/>
    <style:font-face style:name="Arial Unicode MS2" svg:font-family="'Arial Unicode MS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5T12:05:28.677210000</meta:creation-date>
    <dc:date>2013-09-27T15:08:33.572201000</dc:date>
    <meta:editing-duration>PT7H57M59S</meta:editing-duration>
    <meta:editing-cycles>201</meta:editing-cycles>
    <meta:generator>LibreOffice/4.1.1.2$MacOSX_x86 LibreOffice_project/7e4286b58adc75a14f6d83f53a03b6c11fa2903</meta:generator>
    <meta:document-statistic meta:object-count="222"/>
  </office:meta>
</office:document-meta>
</file>